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703cm" table:align="left"/>
    </style:style>
    <style:style style:name="Tabla1.A" style:family="table-column">
      <style:table-column-properties style:column-width="1.499cm"/>
    </style:style>
    <style:style style:name="Tabla1.B" style:family="table-column">
      <style:table-column-properties style:column-width="14.596cm"/>
    </style:style>
    <style:style style:name="Tabla1.C" style:family="table-column">
      <style:table-column-properties style:column-width="4.3cm"/>
    </style:style>
    <style:style style:name="Tabla1.D" style:family="table-column">
      <style:table-column-properties style:column-width="3.307cm"/>
    </style:style>
    <style:style style:name="Tabla1.1" style:family="table-row">
      <style:table-row-properties style:min-row-height="0.6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503cm"/>
    </style:style>
    <style:style style:name="Tabla1.A2" style:family="table-cell">
      <style:table-cell-properties style:vertical-align="middle" fo:padding="0.049cm" fo:border="none"/>
    </style:style>
    <style:style style:name="Tabla3" style:family="table">
      <style:table-properties style:width="24.1cm" fo:margin-left="-1.03cm" table:align="left"/>
    </style:style>
    <style:style style:name="Tabla3.A" style:family="table-column">
      <style:table-column-properties style:column-width="2.293cm"/>
    </style:style>
    <style:style style:name="Tabla3.B" style:family="table-column">
      <style:table-column-properties style:column-width="12.502cm"/>
    </style:style>
    <style:style style:name="Tabla3.C" style:family="table-column">
      <style:table-column-properties style:column-width="3.395cm"/>
    </style:style>
    <style:style style:name="Tabla3.D" style:family="table-column">
      <style:table-column-properties style:column-width="1.102cm"/>
    </style:style>
    <style:style style:name="Tabla3.E" style:family="table-column">
      <style:table-column-properties style:column-width="4.807cm"/>
    </style:style>
    <style:style style:name="Tabla3.1" style:family="table-row">
      <style:table-row-properties style:row-height="0.508cm"/>
    </style:style>
    <style:style style:name="Tabla3.A1" style:family="table-cell">
      <style:table-cell-properties style:vertical-align="middle" fo:padding="0.097cm" fo:border="none"/>
    </style:style>
    <style:style style:name="Tabla3.2" style:family="table-row">
      <style:table-row-properties style:min-row-height="0.589cm"/>
    </style:style>
    <style:style style:name="Tabla3.A2" style:family="table-cell">
      <style:table-cell-properties style:vertical-align="middle" fo:padding-left="0.101cm" fo:padding-right="0cm" fo:padding-top="0.049cm" fo:padding-bottom="0cm" fo:border="none"/>
    </style:style>
    <style:style style:name="Tabla4" style:family="table">
      <style:table-properties style:width="24.137cm" table:align="margins"/>
    </style:style>
    <style:style style:name="Tabla4.A" style:family="table-column">
      <style:table-column-properties style:column-width="20.308cm" style:rel-column-width="55137*"/>
    </style:style>
    <style:style style:name="Tabla4.B" style:family="table-column">
      <style:table-column-properties style:column-width="3.829cm" style:rel-column-width="10398*"/>
    </style:style>
    <style:style style:name="Tabla4.1" style:family="table-row">
      <style:table-row-properties style:min-row-height="0.559cm"/>
    </style:style>
    <style:style style:name="Tabla4.A1" style:family="table-cell">
      <style:table-cell-properties style:vertical-align="middle" fo:padding="0.097cm" fo:border="none"/>
    </style:style>
    <style:style style:name="Tabla4.2" style:family="table-row">
      <style:table-row-properties style:min-row-height="0.011cm"/>
    </style:style>
    <style:style style:name="P1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Arial" fo:font-size="9pt" fo:language="es" fo:country="ES" fo:font-weight="bold" officeooo:paragraph-rsid="007b1798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margin-left="0cm" fo:margin-right="0.866cm" fo:text-indent="0cm" style:auto-text-indent="false" text:number-lines="false" text:line-number="0"/>
      <style:text-properties style:font-name="Arial" fo:font-size="9pt" fo:language="es" fo:country="ES" fo:font-weight="bold" officeooo:rsid="00244232" officeooo:paragraph-rsid="007fc096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288c44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21c1da"/>
    </style:style>
    <style:style style:name="P5" style:family="paragraph" style:parent-style-name="Table_20_Contents">
      <style:text-properties style:font-name="Arial" fo:font-size="9pt" fo:language="es" fo:country="ES" fo:font-weight="bold" officeooo:paragraph-rsid="0026406e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fo:language="es" fo:country="ES" fo:font-weight="bold" officeooo:paragraph-rsid="00288c44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Arial" fo:font-size="9pt" fo:language="es" fo:country="ES" fo:font-weight="bold" officeooo:rsid="00188512" officeooo:paragraph-rsid="00288c4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es" fo:country="ES" fo:font-weight="bold" officeooo:rsid="00188512" officeooo:paragraph-rsid="00288c44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0.33cm"/>
      <style:text-properties style:font-name="Arial" fo:font-size="9pt" fo:language="es" fo:country="ES" fo:font-weight="bold" officeooo:paragraph-rsid="007727fc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2b4c74" officeooo:paragraph-rsid="005d85c6" style:font-size-asian="10pt" style:font-size-complex="10pt"/>
    </style:style>
    <style:style style:name="P12" style:family="paragraph" style:parent-style-name="Table_20_Contents">
      <style:paragraph-properties fo:margin-left="0cm" fo:margin-right="0.432cm" fo:text-indent="0cm" style:auto-text-indent="false" text:number-lines="false" text:line-number="0"/>
      <style:text-properties style:font-name="Arial" fo:font-size="9pt" fo:language="es" fo:country="ES" fo:font-weight="bold" officeooo:paragraph-rsid="0026406e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left="0cm" fo:margin-right="0.432cm" fo:text-indent="0cm" style:auto-text-indent="false" text:number-lines="false" text:line-number="0"/>
      <style:text-properties style:font-name="Arial" fo:font-size="9pt" fo:language="es" fo:country="ES" fo:font-weight="bold" officeooo:rsid="007d1239" officeooo:paragraph-rsid="0026406e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margin-left="0cm" fo:margin-right="0.914cm" fo:text-indent="0cm" style:auto-text-indent="false" text:number-lines="false" text:line-number="0"/>
      <style:text-properties style:font-name="Arial" fo:font-size="9pt" fo:language="es" fo:country="ES" fo:font-weight="bold" officeooo:paragraph-rsid="002b4c74" style:font-size-asian="9pt" style:font-weight-asian="bold" style:font-size-complex="9pt" style:font-weight-complex="bold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officeooo:rsid="007727fc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2" text:anchor-type="page" text:anchor-page-number="1" svg:x="0.926cm" svg:y="6.295cm" svg:width="24.121cm" draw:z-index="0">
        <draw:text-box fo:min-height="12.961cm"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row table:style-name="Tabla1.1">
              <table:table-cell table:style-name="Tabla1.A1" table:number-columns-spanned="4" office:value-type="string">
                <text:p text:style-name="P3"><text:text-input text:description="&lt;for each=&quot;c in o.invoice_line&quot;&gt;">for</text:text-input></text:p>
              </table:table-cell>
              <table:covered-table-cell/>
              <table:covered-table-cell/>
              <table:covered-table-cell/>
            </table:table-row>
            <table:table-row table:style-name="Tabla1.2">
              <table:table-cell table:style-name="Tabla1.A2" office:value-type="string">
                <text:p text:style-name="P6"><text:s/><text:text-input text:description="&lt;(c.quantity)&gt;">cant</text:text-input></text:p>
              </table:table-cell>
              <table:table-cell table:style-name="Tabla1.A2" office:value-type="string">
                <text:p text:style-name="P7"><text:s/><text:text-input text:description="&lt;(c.name)&gt;">descripcion</text:text-input></text:p>
              </table:table-cell>
              <table:table-cell table:style-name="Tabla1.A2" office:value-type="string">
                <text:p text:style-name="P8"><text:text-input text:description="&lt;(c.price_unit)&gt;">p.unitario</text:text-input></text:p>
              </table:table-cell>
              <table:table-cell table:style-name="Tabla1.A2" office:value-type="string">
                <text:p text:style-name="P8"><text:text-input text:description="&lt;(c.price_subtotal)&gt;">total</text:text-input></text:p>
              </table:table-cell>
            </table:table-row>
            <table:table-row>
              <table:table-cell table:style-name="Tabla1.A1" table:number-columns-spanned="4" office:value-type="string">
                <text:p text:style-name="P3"><text:text-input text:description="&lt;/for&gt;">&lt;/for&gt;</text:text-input></text:p>
              </table:table-cell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P15"/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5"><text:text-input text:description="&lt;(o.partner_id.name)&gt;">descripcion</text:text-input></text:p>
          </table:table-cell>
          <table:table-cell table:style-name="Tabla3.A1" table:number-columns-spanned="2" office:value-type="string">
            <text:p text:style-name="Table_20_Contents"/>
          </table:table-cell>
          <table:covered-table-cell/>
          <table:table-cell table:style-name="Tabla3.A1" office:value-type="string">
            <text:p text:style-name="P13"><text:text-input text:description="&lt;(o.partner_id.ref)&gt;">DNI</text:text-input>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9"><text:text-input text:description="&lt;(o.partner_id.street)&gt;">direccion</text:text-input> <text:text-input text:description="&lt;(o.partner_id.street2)&gt;">direccion</text:text-input>, <text:span text:style-name="T1"><text:text-input text:description="&lt;(o.partner_id.state_id.name)&gt;">cuidad</text:text-input></text:span><text:span text:style-name="T1">, </text:span><text:span text:style-name="T1"><text:text-input text:description="&lt;(o.partner_id.country_id.name)&gt;">pais</text:text-input></text:span></text:p>
          </table:table-cell>
          <table:table-cell table:style-name="Tabla3.A2" office:value-type="string">
            <text:p text:style-name="P10"/>
          </table:table-cell>
          <table:table-cell table:style-name="Tabla3.A2" table:number-columns-spanned="2" office:value-type="string">
            <text:p text:style-name="P12"><text:text-input text:description="&lt;formatLang(o.date_invoice,date=True)&gt;">fecha</text:text-input></text:p>
          </table:table-cell>
          <table:covered-table-cell/>
        </table:table-row>
      </table:table>
      <text:p text:style-name="P4"><draw:frame draw:style-name="fr2" draw:name="Marco1" text:anchor-type="paragraph" svg:x="-1.09cm" svg:y="14.332cm" svg:width="24.137cm" draw:z-index="1"><draw:text-box fo:min-height="2.103cm"><table:table table:name="Tabla4" table:style-name="Tabla4"><table:table-column table:style-name="Tabla4.A"/><table:table-column table:style-name="Tabla4.B"/><table:table-row table:style-name="Tabla4.1"><table:table-cell table:style-name="Tabla4.A1" table:number-rows-spanned="3" office:value-type="string"><text:p text:style-name="P1"/><text:p text:style-name="P11"/></table:table-cell><table:table-cell table:style-name="Tabla4.A1" office:value-type="string"><text:p text:style-name="P2"><text:text-input text:description="&lt;formatLang(o.amount_total)&gt;">Total</text:text-input></text:p></table:table-cell></table:table-row><table:table-row table:style-name="Tabla4.2"><table:covered-table-cell/><table:table-cell table:style-name="Tabla4.A1" office:value-type="string"><text:p text:style-name="P14"/></table:table-cell></table:table-row><table:table-row table:style-name="Tabla4.2"><table:covered-table-cell/><table:table-cell table:style-name="Tabla4.A1" office:value-type="string"><text:p text:style-name="Standard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501cm" fo:page-height="28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09-25T20:09:07.133490143</meta:creation-date>
    <dc:date>2014-03-20T10:38:04.343081234</dc:date>
    <meta:editing-duration>PT3H17M58S</meta:editing-duration>
    <meta:editing-cycles>132</meta:editing-cycles>
    <meta:generator>LibreOffice/4.2.2.1$Linux_X86_64 LibreOffice_project/f2f45ee3880ac00d95d5e0d6d6ed11db4bb046db</meta:generator>
    <meta:document-statistic meta:table-count="3" meta:image-count="0" meta:object-count="0" meta:page-count="1" meta:paragraph-count="11" meta:word-count="44" meta:character-count="126" meta:non-whitespace-character-count="121"/>
  </office:meta>
</office:document-meta>
</file>